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3.60511in, 5.58278in, 4.73601in, 0.29764in)"/>
    </style:style>
  </office:automatic-styles>
  <office:body>
    <office:text text:use-soft-page-breaks="true">
      <text:p text:style-name="P1">Annexe : Diagramme de Gantt</text:p>
      <text:p text:style-name="Normal"/>
      <text:p text:style-name="Normal"><draw:frame draw:style-name="a0" draw:transform="translate(-4.6116in -0.9504in) rotate(-1.5708) translate(4.6116in 0.9504in)" draw:name="Image 2" text:anchor-type="as-char" svg:width="9.2232in" svg:height="1.900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de Queffeulou</meta:initial-creator>
    <dc:creator>Jade Queffeulou</dc:creator>
    <meta:creation-date>2018-12-17T08:55:00Z</meta:creation-date>
    <dc:date>2018-12-17T11:09:00Z</dc:date>
    <meta:template xlink:href="Normal" xlink:type="simple"/>
    <meta:editing-cycles>3</meta:editing-cycles>
    <meta:editing-duration>PT720S</meta:editing-duration>
    <meta:document-statistic meta:page-count="1" meta:paragraph-count="1" meta:word-count="4" meta:character-count="30" meta:row-count="1" meta:non-whitespace-character-count="27"/>
  </office:meta>
</office:document-meta>
</file>